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Sans Condensed SemiBold" svg:font-family="'Fira Sans Condensed SemiBold'" style:font-family-generic="swiss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374in"/>
    </style:style>
    <style:style style:name="ro1" style:family="table-row">
      <style:table-row-properties style:row-height="0.4189in" fo:break-before="auto" style:use-optimal-row-height="false"/>
    </style:style>
    <style:style style:name="ro2" style:family="table-row">
      <style:table-row-properties style:row-height="0.372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2c88" style:text-align-source="fix" style:repeat-content="false" fo:wrap-option="wrap" style:vertical-align="middle"/>
      <style:paragraph-properties fo:text-align="center" fo:margin-left="0in"/>
      <style:text-properties fo:color="#ffffff" style:font-name="Fira Sans Condensed SemiBold" fo:font-size="12pt" fo:font-weight="bold" style:font-size-asian="12pt" style:font-weight-asian="bold" style:font-size-complex="12pt" style:font-weight-complex="600"/>
    </style:style>
    <style:style style:name="ce2" style:family="table-cell" style:parent-style-name="Default">
      <style:table-cell-properties fo:background-color="#592c88" style:text-align-source="fix" style:repeat-content="false"/>
      <style:paragraph-properties fo:text-align="center" fo:margin-left="0in"/>
      <style:text-properties fo:color="#ffffff" style:font-name="Fira Sans Condensed SemiBold"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Fira Sans Condensed SemiBold" fo:font-size="18pt" style:font-size-asian="18pt" style:font-size-complex="1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592c88" style:text-align-source="fix" style:repeat-content="false" fo:wrap-option="wrap" style:vertical-align="middle"/>
      <style:paragraph-properties fo:text-align="center" fo:margin-left="0in"/>
      <style:text-properties fo:color="#ffffff" style:font-name="Fira Sans Condensed SemiBold" fo:font-size="22pt" fo:font-weight="bold" style:font-size-asian="22pt" style:font-weight-asian="bold" style:font-size-complex="22pt" style:font-weight-complex="6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2" table:number-rows-spanned="1">
            <text:p>Run List for Quantitative Analyses</text:p>
          </table:table-cell>
          <table:covered-table-cell table:style-name="ce5"/>
        </table:table-row>
        <table:table-row table:style-name="ro2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Sample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inse Blank</text:p>
          </table:table-cell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ethod/Calibration Blank</text:p>
          </table:table-cell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ow Standard</text:p>
          </table:table-cell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ed-Low Standard</text:p>
          </table:table-cell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edium Standard</text:p>
          </table:table-cell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ed-High Standard</text:p>
          </table:table-cell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High Standard</text:p>
          </table:table-cell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Rinse Blank</text:p>
          </table:table-cell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QC</text:p>
          </table:table-cell>
        </table:table-row>
        <table:table-row table:style-name="ro3">
          <table:table-cell table:style-name="ce3" office:value-type="string" calcext:value-type="string">
            <text:p>10-19</text:p>
          </table:table-cell>
          <table:table-cell table:style-name="ce3" office:value-type="string" calcext:value-type="string">
            <text:p>Samples 1-10</text:p>
          </table:table-cell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QC</text:p>
          </table:table-cell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Samples 11-20</text:p>
          </table:table-cell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QC</text:p>
          </table:table-cell>
        </table:table-row>
        <table:table-row table:style-name="ro3">
          <table:table-cell table:number-columns-repeated="2" table:style-name="ce3" office:value-type="string" calcext:value-type="string">
            <text:p>…</text:p>
          </table:table-cell>
        </table:table-row>
        <table:table-row table:style-name="ro4" table:number-rows-repeated="1048559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Sans Condensed SemiBold" svg:font-family="'Fira Sans Condensed SemiBold'" style:font-family-generic="swiss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6T13:12:06.783443230</meta:creation-date>
    <meta:print-date>2020-09-06T13:17:40.396264049</meta:print-date>
    <dc:date>2020-09-06T13:29:20.724341457</dc:date>
    <meta:editing-duration>PT7M3S</meta:editing-duration>
    <meta:editing-cycles>1</meta:editing-cycles>
    <meta:document-statistic meta:table-count="1" meta:cell-count="31" meta:object-count="0"/>
    <meta:generator>LibreOffice/6.4.4.2$Linux_X86_64 LibreOffice_project/40$Build-2</meta:generator>
  </office:meta>
</office:document-meta>
</file>